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990000" fo:font-size="12pt" fo:font-weight="bold" officeooo:rsid="0023e728" officeooo:paragraph-rsid="000fc198" style:font-size-asian="10.5pt" style:font-weight-asian="bold" style:font-size-complex="12pt" style:font-weight-complex="bold"/>
    </style:style>
    <style:style style:name="P2" style:family="paragraph" style:parent-style-name="Standard">
      <style:text-properties fo:color="#990000" fo:font-size="12pt" fo:font-weight="bold" officeooo:rsid="001748ad" officeooo:paragraph-rsid="000fc198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990000" fo:font-size="12pt" fo:font-weight="bold" officeooo:rsid="00176172" officeooo:paragraph-rsid="000fc198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990000" fo:font-size="12pt" fo:font-weight="bold" officeooo:rsid="0018c36b" officeooo:paragraph-rsid="000fc198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990000" fo:font-size="12pt" fo:font-weight="bold" officeooo:rsid="0018ce4c" officeooo:paragraph-rsid="000fc198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990000" fo:font-size="12pt" fo:font-weight="bold" officeooo:rsid="001a7668" officeooo:paragraph-rsid="000fc198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990000" fo:font-size="12pt" fo:font-weight="bold" officeooo:rsid="001b493d" officeooo:paragraph-rsid="000fc198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990000" fo:font-size="12pt" fo:font-weight="bold" officeooo:rsid="001c575e" officeooo:paragraph-rsid="000fc198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990000" fo:font-size="12pt" fo:font-weight="bold" officeooo:rsid="001b493d" officeooo:paragraph-rsid="000fc198" fo:background-color="transparent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3333ff" fo:font-size="14pt" fo:font-weight="bold" officeooo:rsid="00176172" officeooo:paragraph-rsid="000fc198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3333ff" fo:font-size="12pt" fo:font-weight="bold" officeooo:rsid="00176172" officeooo:paragraph-rsid="000fc198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fo:font-weight="normal" officeooo:rsid="001748ad" officeooo:paragraph-rsid="000fc19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fo:font-weight="normal" officeooo:rsid="00176172" officeooo:paragraph-rsid="000fc19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fo:font-weight="normal" officeooo:rsid="0018c36b" officeooo:paragraph-rsid="000fc19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fo:font-weight="normal" officeooo:rsid="001b493d" officeooo:paragraph-rsid="000fc19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fo:font-weight="normal" officeooo:rsid="001e3cd4" officeooo:paragraph-rsid="000fc19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fo:font-weight="normal" officeooo:rsid="00227a8f" officeooo:paragraph-rsid="000fc198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fo:font-weight="normal" officeooo:rsid="0023e728" officeooo:paragraph-rsid="000fc19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fo:font-weight="normal" officeooo:rsid="00144a39" officeooo:paragraph-rsid="00144a3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2004ae" officeooo:paragraph-rsid="002004a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bold" officeooo:rsid="001748ad" officeooo:paragraph-rsid="000fc198" style:font-size-asian="10.5pt" style:font-weight-asian="bold" style:font-size-complex="12pt" style:font-weight-complex="bold"/>
    </style:style>
    <style:style style:name="P22" style:family="paragraph" style:parent-style-name="Standard">
      <style:text-properties fo:color="#000000" fo:font-size="12pt" fo:font-weight="bold" officeooo:rsid="00176172" officeooo:paragraph-rsid="000fc198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000000" fo:font-size="12pt" fo:font-weight="bold" officeooo:rsid="0018c36b" officeooo:paragraph-rsid="000fc198" style:font-size-asian="10.5pt" style:font-weight-asian="bold" style:font-size-complex="12pt" style:font-weight-complex="bold"/>
    </style:style>
    <style:style style:name="P24" style:family="paragraph" style:parent-style-name="Standard">
      <style:text-properties fo:color="#000000" fo:font-size="12pt" fo:font-weight="bold" officeooo:rsid="0018ce4c" officeooo:paragraph-rsid="000fc198" style:font-size-asian="10.5pt" style:font-weight-asian="bold" style:font-size-complex="12pt" style:font-weight-complex="bold"/>
    </style:style>
    <style:style style:name="P25" style:family="paragraph" style:parent-style-name="Standard">
      <style:text-properties fo:color="#000000" fo:font-size="12pt" fo:font-weight="bold" officeooo:rsid="001b493d" officeooo:paragraph-rsid="000fc198" style:font-size-asian="10.5pt" style:font-weight-asian="bold" style:font-size-complex="12pt" style:font-weight-complex="bold"/>
    </style:style>
    <style:style style:name="P26" style:family="paragraph" style:parent-style-name="Standard">
      <style:text-properties fo:color="#000000" fo:font-size="12pt" fo:font-weight="bold" officeooo:rsid="001c575e" officeooo:paragraph-rsid="000fc198" style:font-size-asian="10.5pt" style:font-weight-asian="bold" style:font-size-complex="12pt" style:font-weight-complex="bold"/>
    </style:style>
    <style:style style:name="P27" style:family="paragraph" style:parent-style-name="Standard">
      <style:text-properties fo:color="#000000" fo:font-size="12pt" fo:font-weight="bold" officeooo:rsid="001b9e37" officeooo:paragraph-rsid="000fc198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000000" fo:font-size="12pt" fo:font-weight="bold" officeooo:rsid="001e3cd4" officeooo:paragraph-rsid="000fc198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000000" fo:font-size="12pt" fo:font-weight="bold" officeooo:rsid="00144a39" officeooo:paragraph-rsid="00144a39" style:font-size-asian="10.5pt" style:font-weight-asian="bold" style:font-size-complex="12pt" style:font-weight-complex="bold"/>
    </style:style>
    <style:style style:name="P30" style:family="paragraph" style:parent-style-name="Standard">
      <style:text-properties fo:color="#000000" fo:font-size="12pt" fo:font-weight="bold" officeooo:rsid="00260f37" officeooo:paragraph-rsid="00260f37" style:font-size-asian="10.5pt" style:font-weight-asian="bold" style:font-size-complex="12pt" style:font-weight-complex="bold"/>
    </style:style>
    <style:style style:name="P31" style:family="paragraph" style:parent-style-name="Standard">
      <style:text-properties fo:color="#ff0000" fo:font-size="12pt" fo:font-weight="bold" officeooo:rsid="00176172" officeooo:paragraph-rsid="000fc198" style:font-size-asian="10.5pt" style:font-weight-asian="bold" style:font-size-complex="12pt" style:font-weight-complex="bold"/>
    </style:style>
    <style:style style:name="P32" style:family="paragraph" style:parent-style-name="Standard">
      <style:text-properties officeooo:paragraph-rsid="000fc198"/>
    </style:style>
    <style:style style:name="P33" style:family="paragraph" style:parent-style-name="Standard">
      <style:text-properties fo:color="#800000" fo:font-size="12pt" fo:font-weight="bold" officeooo:rsid="00144a39" officeooo:paragraph-rsid="001c3b3b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800000" fo:font-size="12pt" fo:font-weight="bold" officeooo:rsid="001c3b3b" officeooo:paragraph-rsid="001c3b3b" style:font-size-asian="10.5pt" style:font-weight-asian="bold" style:font-size-complex="12pt" style:font-weight-complex="bold"/>
    </style:style>
    <style:style style:name="T1" style:family="text">
      <style:text-properties fo:color="#3333ff" fo:font-size="14pt" fo:font-weight="bold" officeooo:rsid="0014fa7d" style:font-size-asian="14pt" style:font-weight-asian="bold" style:font-size-complex="14pt" style:font-weight-complex="bold"/>
    </style:style>
    <style:style style:name="T2" style:family="text">
      <style:text-properties fo:color="#3333ff" fo:font-size="14pt" fo:font-weight="bold" officeooo:rsid="003bdc4f" style:font-size-asian="14pt" style:font-weight-asian="bold" style:font-size-complex="14pt" style:font-weight-complex="bold"/>
    </style:style>
    <style:style style:name="T3" style:family="text">
      <style:text-properties officeooo:rsid="00316f4a"/>
    </style:style>
    <style:style style:name="T4" style:family="text">
      <style:text-properties officeooo:rsid="003728b6"/>
    </style:style>
    <style:style style:name="T5" style:family="text">
      <style:text-properties fo:font-weight="normal" officeooo:rsid="0018ce4c" style:font-weight-asian="normal" style:font-weight-complex="normal"/>
    </style:style>
    <style:style style:name="T6" style:family="text">
      <style:text-properties fo:font-weight="normal" officeooo:rsid="00316f4a" style:font-weight-asian="normal" style:font-weight-complex="normal"/>
    </style:style>
    <style:style style:name="T7" style:family="text">
      <style:text-properties fo:font-weight="normal" officeooo:rsid="003728b6" style:font-weight-asian="normal" style:font-weight-complex="normal"/>
    </style:style>
    <style:style style:name="T8" style:family="text">
      <style:text-properties officeooo:rsid="0018ce4c"/>
    </style:style>
    <style:style style:name="T9" style:family="text">
      <style:text-properties fo:color="#990000"/>
    </style:style>
    <style:style style:name="T10" style:family="text">
      <style:text-properties fo:color="#990000" officeooo:rsid="0018ce4c"/>
    </style:style>
    <style:style style:name="T11" style:family="text">
      <style:text-properties fo:color="#990000" officeooo:rsid="001110ec"/>
    </style:style>
    <style:style style:name="T12" style:family="text">
      <style:text-properties fo:color="#990000" officeooo:rsid="0011d94c"/>
    </style:style>
    <style:style style:name="T13" style:family="text">
      <style:text-properties fo:color="#000000"/>
    </style:style>
    <style:style style:name="T14" style:family="text">
      <style:text-properties fo:color="#000000" officeooo:rsid="00316f4a"/>
    </style:style>
    <style:style style:name="T15" style:family="text">
      <style:text-properties fo:color="#000000" officeooo:rsid="00448239"/>
    </style:style>
    <style:style style:name="T16" style:family="text">
      <style:text-properties fo:color="#000000" officeooo:rsid="0012b571"/>
    </style:style>
    <style:style style:name="T17" style:family="text">
      <style:text-properties officeooo:rsid="00448239"/>
    </style:style>
    <style:style style:name="T18" style:family="text">
      <style:text-properties officeooo:rsid="001e3cd4"/>
    </style:style>
    <style:style style:name="T19" style:family="text">
      <style:text-properties officeooo:rsid="00461661"/>
    </style:style>
    <style:style style:name="T20" style:family="text">
      <style:text-properties officeooo:rsid="001e685d"/>
    </style:style>
    <style:style style:name="T21" style:family="text">
      <style:text-properties officeooo:rsid="000fc198"/>
    </style:style>
    <style:style style:name="T22" style:family="text">
      <style:text-properties officeooo:rsid="0010578b"/>
    </style:style>
    <style:style style:name="T23" style:family="text">
      <style:text-properties officeooo:rsid="001110ec"/>
    </style:style>
    <style:style style:name="T24" style:family="text">
      <style:text-properties officeooo:rsid="00112084"/>
    </style:style>
    <style:style style:name="T25" style:family="text">
      <style:text-properties officeooo:rsid="001c3b3b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800000" fo:font-weight="bold" style:font-weight-asian="bold" style:font-weight-complex="bold"/>
    </style:style>
    <style:style style:name="T28" style:family="text">
      <style:text-properties officeooo:rsid="003321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tab/><text:tab/><text:span text:style-name="T1"> <text:s/>DOCKER-MYSQL-</text:span><text:span text:style-name="T2">EDGE</text:span><text:span text:style-name="T1">-PROJECT</text:span></text:p>
      <text:p text:style-name="P10"/>
      <text:p text:style-name="P10">STEP-1</text:p>
      <text:p text:style-name="P10">======</text:p>
      <text:p text:style-name="P10"/>
      <text:p text:style-name="P12">First we have to <text:span text:style-name="T3">run mysql docker image (image from dockerHub, directly pull into the local) </text:span></text:p>
      <text:p text:style-name="P12"/>
      <text:p text:style-name="P2"># docker run --name <text:span text:style-name="T21">edge</text:span>-mysql -e MYSQL_ROOT_PASSWORD=Solver@01 -d mysql/mysql-server:latest</text:p>
      <text:p text:style-name="P21"/>
      <text:p text:style-name="P21">Here,</text:p>
      <text:p text:style-name="P21"><text:s text:c="30"/><text:span text:style-name="T22">edge</text:span>-mysql <text:s/>-- name of the container</text:p>
      <text:p text:style-name="P21"><text:s text:c="10"/>mysql/mysql-server:latest -- docker container image </text:p>
      <text:p text:style-name="P13"/>
      <text:p text:style-name="P13">Then <text:span text:style-name="T4">go to step:2 to </text:span>check whether the mysql docker image is running or not ... </text:p>
      <text:p text:style-name="P13"/>
      <text:p text:style-name="P11">STEP-2:</text:p>
      <text:p text:style-name="P11">======</text:p>
      <text:p text:style-name="P22"/>
      <text:p text:style-name="P22">After that, try to login into the mysql shell</text:p>
      <text:p text:style-name="P22"/>
      <text:p text:style-name="P3"># mysql --host=172.17.0.2 -u root -p</text:p>
      <text:p text:style-name="P22"><text:s/>password: <text:a xlink:type="simple" xlink:href="mailto:Solver@01" text:style-name="Internet_20_link" text:visited-style-name="Visited_20_Internet_20_Link">Solver@01</text:a></text:p>
      <text:p text:style-name="P22"><text:s/></text:p>
      <text:p text:style-name="P31">ERROR 1130 (HY000): Host '172.17.0.1' is not allowed to connect to this MySQL server</text:p>
      <text:p text:style-name="P31"/>
      <text:p text:style-name="P13">But <text:span text:style-name="T4">you will not be</text:span> able to login ... because we are not giving the access to docker ip and also our local ip address <text:span text:style-name="T3">for mysql </text:span>.. </text:p>
      <text:p text:style-name="P13">Then we have to login into the docker container bash shell ... execute the following commands..</text:p>
      <text:p text:style-name="P13"/>
      <text:p text:style-name="P3"># docker ps </text:p>
      <text:p text:style-name="P3"># docker exec -it &lt;MYSQL-CONTAINER-ID&gt; bash</text:p>
      <text:p text:style-name="P22"/>
      <text:p text:style-name="P14">Then login to the mysql shell </text:p>
      <text:p text:style-name="P23"/>
      <text:p text:style-name="P4"># mysql -u root -p</text:p>
      <text:p text:style-name="P23">password: <text:a xlink:type="simple" xlink:href="mailto:Solver@01" text:style-name="Internet_20_link" text:visited-style-name="Visited_20_Internet_20_Link">Solver@01</text:a></text:p>
      <text:p text:style-name="P23"/>
      <text:p text:style-name="P24">NOTE : For Security Reason, dont use the root user to connect the database ... </text:p>
      <text:p text:style-name="P23"/>
      <text:p text:style-name="P23"><text:span text:style-name="T5">we have to create the </text:span><text:span text:style-name="T6">new </text:span><text:span text:style-name="T5">database user and also give the access to the </text:span><text:span text:style-name="T7">relvant</text:span><text:span text:style-name="T5"> databases, execute the following commands ..</text:span><text:span text:style-name="T8"> </text:span></text:p>
      <text:p text:style-name="P23"/>
      <text:p text:style-name="P23"><text:span text:style-name="T10">mysql &gt;</text:span><text:span text:style-name="T9"> </text:span><text:span text:style-name="T10">CREATE USER '</text:span><text:span text:style-name="T11">edge</text:span><text:span text:style-name="T10">user'@'%' IDENTIFIED BY </text:span><text:a xlink:type="simple" xlink:href="mailto:'Solver@01" text:style-name="Internet_20_link" text:visited-style-name="Visited_20_Internet_20_Link">'Solver@01</text:a><text:span text:style-name="T10">';</text:span></text:p>
      <text:p text:style-name="P5">mysql &gt; GRANT ALL PRIVILEGES ON *.* TO '<text:span text:style-name="T23">edge</text:span>user'@'%';</text:p>
      <text:p text:style-name="P5">mysql &gt; FLUSH PRIVILEGES;</text:p>
      <text:p text:style-name="P6">mysql &gt; exit;</text:p>
      <text:p text:style-name="P6"/>
      <text:p text:style-name="P9"><text:span text:style-name="T13">Now </text:span><text:span text:style-name="T14">y</text:span><text:span text:style-name="T13">ou have try to login into the </text:span><text:span text:style-name="T15">mysql using </text:span><text:span text:style-name="T16">edge</text:span><text:span text:style-name="T13">user in terminal.</text:span></text:p>
      <text:p text:style-name="P7"/>
      <text:p text:style-name="P7"># mysql --host=172.17.0.2 -u <text:span text:style-name="T23">edge</text:span>user -p</text:p>
      <text:p text:style-name="P7"><text:soft-page-break/>password : <text:a xlink:type="simple" xlink:href="mailto:Solver@01" text:style-name="Internet_20_link" text:visited-style-name="Visited_20_Internet_20_Link">Solver@01</text:a></text:p>
      <text:p text:style-name="P7"/>
      <text:p text:style-name="P25">Welcome to the MySQL monitor. <text:s/>Commands end with ; or \g.</text:p>
      <text:p text:style-name="P25">Your MySQL connection id is 103</text:p>
      <text:p text:style-name="P25">Server version: 5.7.19 MySQL Community Server (GPL)</text:p>
      <text:p text:style-name="P25"/>
      <text:p text:style-name="P7">Mysql&gt;</text:p>
      <text:p text:style-name="P25"/>
      <text:p text:style-name="P15">DONE .. now <text:span text:style-name="T3">we </text:span>able to login into the mysql shell <text:span text:style-name="T3">with newly created user</text:span> .. </text:p>
      <text:p text:style-name="P26"/>
      <text:p text:style-name="P8">mysql&gt; create database <text:span text:style-name="T24">edge</text:span>;</text:p>
      <text:p text:style-name="P26">Query OK, 1 row affected (0.00 sec)</text:p>
      <text:p text:style-name="P26"/>
      <text:p text:style-name="P8">mysql&gt; show databases;</text:p>
      <text:p text:style-name="P26">+--------------------+</text:p>
      <text:p text:style-name="P26">| Database <text:s text:c="10"/>|</text:p>
      <text:p text:style-name="P26">+--------------------+</text:p>
      <text:p text:style-name="P26">| information_schema |</text:p>
      <text:p text:style-name="P26">| mysql <text:s text:c="13"/>|</text:p>
      <text:p text:style-name="P26">| performance_schema |</text:p>
      <text:p text:style-name="P26">| sys <text:s text:c="15"/>|</text:p>
      <text:p text:style-name="P26">|<text:span text:style-name="T9"> </text:span><text:span text:style-name="T12">edge</text:span> <text:s text:c="11"/>|</text:p>
      <text:p text:style-name="P26">+--------------------+</text:p>
      <text:p text:style-name="P26">5 rows in set (0.00 sec)</text:p>
      <text:p text:style-name="P25"/>
      <text:p text:style-name="P15"/>
      <text:p text:style-name="P19"><text:span text:style-name="T25">Now</text:span> the database is created successfully.. <text:span text:style-name="T25">Then now execute the following query to create table with some variables for prediction in mysql shell.</text:span></text:p>
      <text:p text:style-name="P19"/>
      <text:p text:style-name="P20"><text:span text:style-name="T27">Mysql &gt;</text:span> </text:p>
      <text:p text:style-name="P29"/>
      <text:p text:style-name="P33"><text:span text:style-name="T25">CREATE TABLE `analysislog` (</text:span></text:p>
      <text:p text:style-name="P34"><text:s text:c="2"/>`version_number` varchar(255) NOT NULL,</text:p>
      <text:p text:style-name="P34"><text:s text:c="2"/>`analysis_name` varchar(255) NOT NULL,</text:p>
      <text:p text:style-name="P34"><text:s text:c="2"/>`dataset_name` varchar(255) DEFAULT NULL,</text:p>
      <text:p text:style-name="P34"><text:s text:c="2"/>`model_name` varchar(255) DEFAULT NULL,</text:p>
      <text:p text:style-name="P34"><text:s text:c="2"/>`user_name` varchar(255) DEFAULT NULL,</text:p>
      <text:p text:style-name="P34"><text:s text:c="2"/>`algorithm` varchar(255) DEFAULT NULL,</text:p>
      <text:p text:style-name="P34"><text:s text:c="2"/>`modified_date` varchar(255) NOT NULL,</text:p>
      <text:p text:style-name="P34"><text:s text:c="2"/>`Accuracy` double DEFAULT NULL,</text:p>
      <text:p text:style-name="P34"><text:s text:c="2"/>`dimensions` varchar(45) DEFAULT NULL,</text:p>
      <text:p text:style-name="P34"><text:s text:c="2"/>`model_link` varchar(150) DEFAULT NULL,</text:p>
      <text:p text:style-name="P34"><text:s text:c="2"/>`target` varchar(100) DEFAULT NULL,</text:p>
      <text:p text:style-name="P34"><text:s text:c="2"/>PRIMARY KEY (`version_number`,`analysis_name`,`modified_date`)</text:p>
      <text:p text:style-name="P34">) ENGINE=InnoDB DEFAULT CHARSET=latin1;</text:p>
      <text:p text:style-name="P27"/>
      <text:p text:style-name="P30">Then the mysql table is created for the prediction … </text:p>
      <text:p text:style-name="P30"/>
      <text:p text:style-name="P1">mysql&gt; show databases;</text:p>
      <text:p text:style-name="P1">mysql &gt; use <text:span text:style-name="T28">edge</text:span>;</text:p>
      <text:p text:style-name="P1">mysql &gt; show tabl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2:49:02.369113804</meta:creation-date>
    <meta:generator>LibreOffice/5.1.6.2$Linux_X86_64 LibreOffice_project/10m0$Build-2</meta:generator>
    <dc:date>2018-01-16T14:09:12.778070066</dc:date>
    <meta:editing-duration>PT1H20M3S</meta:editing-duration>
    <meta:editing-cycles>17</meta:editing-cycles>
    <meta:document-statistic meta:table-count="0" meta:image-count="0" meta:object-count="0" meta:page-count="2" meta:paragraph-count="70" meta:word-count="427" meta:character-count="2830" meta:non-whitespace-character-count="2346"/>
  </office:meta>
</office:document-meta>
</file>